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9.372cm"/>
    </style:style>
    <style:style style:name="co2" style:family="table-column">
      <style:table-column-properties fo:break-before="auto" style:column-width="9.1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80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f10d0c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127622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fo:color="#ff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fo:color="#127622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 table:number-columns-spanned="5" table:number-rows-spanned="1">
            <text:p>Bacia do Rio Doce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2" table:number-rows-spanned="1">
            <text:p>convencionais</text:p>
          </table:table-cell>
          <table:covered-table-cell table:style-name="ce11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1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4">
          <table:table-cell table:style-name="ce4" office:value-type="string" calcext:value-type="string">
            <text:p>Identificador: 1941002Estado: MINAS GERAISLongitude: -41.08309Latitude: -19.5</text:p>
          </table:table-cell>
          <table:table-cell table:style-name="ce4" office:value-type="string" calcext:value-type="string">
            <text:p>Identificador: 56990715Estado: MINAS GERAISLongitude: -41.0764Latitude: -19.4944</text:p>
          </table:table-cell>
          <table:table-cell table:style-name="ce12" table:number-columns-repeated="2"/>
          <table:table-cell table:style-name="ce6" office:value-type="string" calcext:value-type="string">
            <text:p>Identificador: 56990850Estado: MINAS GERAISLongitude: -41.0956Latitude: -19.4564</text:p>
          </table:table-cell>
        </table:table-row>
        <table:table-row table:style-name="ro4">
          <table:table-cell table:style-name="ce4" office:value-type="string" calcext:value-type="string">
            <text:p>Identificador: 1941017Estado: MINAS GERAISLongitude: -41.0667Latitude: -19.4833</text:p>
          </table:table-cell>
          <table:table-cell table:style-name="ce4" office:value-type="string" calcext:value-type="string">
            <text:p>Identificador: 56990500Estado: MINAS GERAISLongitude: -41.24959Latitude: -19.5</text:p>
          </table:table-cell>
          <table:table-cell table:style-name="ce12" table:number-columns-repeated="2"/>
          <table:table-cell table:style-name="ce8" office:value-type="string" calcext:value-type="string">
            <text:p>Identificador: 56990005Estado: MINAS GERAISLongitude: -41.16119Latitude: -19.4917</text:p>
          </table:table-cell>
        </table:table-row>
        <table:table-row table:style-name="ro4">
          <table:table-cell table:style-name="ce5" office:value-type="string" calcext:value-type="string">
            <text:p>Identificador: 1941016Estado: MINAS GERAISLongitude: -41.08309Latitude: -19.4833</text:p>
          </table:table-cell>
          <table:table-cell table:style-name="ce6" office:value-type="string" calcext:value-type="string">
            <text:p>Identificador: 56989900Estado: MINAS GERAISLongitude: -41.2033Latitude: -19.4903</text:p>
          </table:table-cell>
          <table:table-cell table:style-name="ce12" table:number-columns-repeated="2"/>
          <table:table-cell table:style-name="ce8" office:value-type="string" calcext:value-type="string">
            <text:p>Identificador: 185741390Estado: MINAS GERAISLongitude: -41.64149Latitude: -18.9717</text:p>
          </table:table-cell>
        </table:table-row>
        <table:table-row table:style-name="ro4">
          <table:table-cell table:style-name="ce6" office:value-type="string" calcext:value-type="string">
            <text:p>Identificador: 1941010Estado: MINAS GERAISLongitude: -41.1617Latitude: -19.4925</text:p>
          </table:table-cell>
          <table:table-cell table:style-name="ce4" office:value-type="string" calcext:value-type="string">
            <text:p>Identificador: 56948005Estado: MINAS GERAISLongitude: -41.2461Latitude: -19.3431</text:p>
          </table:table-cell>
          <table:table-cell table:style-name="ce12" table:number-columns-repeated="3"/>
        </table:table-row>
        <table:table-row table:style-name="ro4">
          <table:table-cell table:style-name="ce4" office:value-type="string" calcext:value-type="string">
            <text:p>Identificador: 1941014Estado: MINAS GERAISLongitude: -41.2667Latitude: -19.3</text:p>
          </table:table-cell>
          <table:table-cell table:style-name="ce4" office:value-type="string" calcext:value-type="string">
            <text:p>Identificador: 56948000Estado: MINAS GERAISLongitude: -41.25Latitude: -19.316</text:p>
          </table:table-cell>
          <table:table-cell table:style-name="ce12" table:number-columns-repeated="3"/>
        </table:table-row>
        <table:table-row table:style-name="ro4">
          <table:table-cell table:style-name="ce7" office:value-type="string" calcext:value-type="string">
            <text:p>Identificador: 1941015Estado: MINAS GERAISLongitude: -41.4833Latitude: -19.1667</text:p>
          </table:table-cell>
          <table:table-cell table:style-name="ce7" office:value-type="string" calcext:value-type="string">
            <text:p>Identificador: 56943000Estado: MINAS GERAISLongitude: -41.46646Latitude: -19.166</text:p>
          </table:table-cell>
          <table:table-cell table:number-columns-repeated="3"/>
        </table:table-row>
        <table:table-row table:style-name="ro4">
          <table:table-cell table:style-name="ce8" office:value-type="string" calcext:value-type="string">
            <text:p>Identificador: 1941005Estado: MINAS GERAISLongitude: -41.5328Latitude: -19.0617</text:p>
          </table:table-cell>
          <table:table-cell table:style-name="ce7" office:value-type="string" calcext:value-type="string">
            <text:p>Identificador: 56940000Estado: MINAS GERAISLongitude: -41.5356Latitude: -19.0664</text:p>
          </table:table-cell>
          <table:table-cell table:number-columns-repeated="3"/>
        </table:table-row>
        <table:table-row table:style-name="ro4">
          <table:table-cell table:style-name="ce8" office:value-type="string" calcext:value-type="string">
            <text:p>Identificador: 1841011Estado: MINAS GERAISLongitude: -41.6403Latitude: -18.9764</text:p>
          </table:table-cell>
          <table:table-cell table:style-name="ce8" office:value-type="string" calcext:value-type="string">
            <text:p>Identificador: 56940002Estado: MINAS GERAISLongitude: -41.53319Latitude: -19.0619</text:p>
          </table:table-cell>
          <table:table-cell table:number-columns-repeated="3"/>
        </table:table-row>
        <table:table-row table:style-name="ro4">
          <table:table-cell table:style-name="ce9"/>
          <table:table-cell table:style-name="ce8" office:value-type="string" calcext:value-type="string">
            <text:p>Identificador: 56920000Estado: MINAS GERAISLongitude: -41.6417Latitude: -18.9711</text:p>
          </table:table-cell>
          <table:table-cell table:number-columns-repeated="3"/>
        </table:table-row>
        <table:table-row table:style-name="ro5" table:number-rows-repeated="6">
          <table:table-cell table:style-name="ce9" table:number-columns-repeated="2"/>
          <table:table-cell table:number-columns-repeated="3"/>
        </table:table-row>
        <table:table-row table:style-name="ro5" table:number-rows-repeated="7">
          <table:table-cell table:number-columns-repeated="2"/>
          <table:table-cell table:style-name="ce10" table:number-columns-repeated="3"/>
        </table:table-row>
        <table:table-row table:style-name="ro5">
          <table:table-cell table:number-columns-repeated="2"/>
          <table:table-cell table:style-name="ce1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son Avelar</meta:initial-creator>
    <meta:creation-date>2023-11-09T09:00:57.227657367</meta:creation-date>
    <dc:date>2023-11-09T09:44:23.012068190</dc:date>
    <dc:creator>Welson Avelar</dc:creator>
    <meta:editing-duration>PT43M26S</meta:editing-duration>
    <meta:editing-cycles>3</meta:editing-cycles>
    <meta:generator>LibreOffice/7.5.4.1$Linux_X86_64 LibreOffice_project/50$Build-1</meta:generator>
    <meta:document-statistic meta:table-count="1" meta:cell-count="28" meta:object-count="0"/>
  </office:meta>
</office:document-meta>
</file>